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AdvisorAutoProxyCreator.setAdvisorBeanNamePrefix( @ Nullable String advisorBeanName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dvisorAutoProxyCreator.isEligibleAdvisorBean( String bean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AdvisorAutoProxyCreator.isUse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dvisorAutoProxyCreator.setBeanNam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AdvisorAutoProxyCreator.getAdvisorBeanName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dvisorAutoProxyCreator.setUsePrefix( boolean use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